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30236825335299" calcext:value-type="float">
            <text:p>0.3023682533529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30236825335299" calcext:value-type="float">
            <text:p>0.30236825335299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1:59:34.850159483</dc:date>
    <meta:editing-duration>PT5M21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